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e2c1"/>
    </style:style>
    <style:style style:name="P2" style:family="paragraph" style:parent-style-name="Preformatted_20_Text">
      <style:text-properties officeooo:rsid="000be2c1" officeooo:paragraph-rsid="000be2c1"/>
    </style:style>
    <style:style style:name="P3" style:family="paragraph" style:parent-style-name="Heading_20_3">
      <style:paragraph-properties fo:margin-top="0cm" fo:margin-bottom="0.141cm" style:contextual-spacing="false" fo:break-before="page"/>
      <style:text-properties officeooo:rsid="000ccef9" officeooo:paragraph-rsid="000ccef9"/>
    </style:style>
    <style:style style:name="P4" style:family="paragraph" style:parent-style-name="Date">
      <style:text-properties officeooo:paragraph-rsid="000ccef9"/>
    </style:style>
    <style:style style:name="P5" style:family="paragraph" style:parent-style-name="Heading_20_2">
      <style:text-properties officeooo:paragraph-rsid="000ccef9"/>
    </style:style>
    <style:style style:name="P6" style:family="paragraph" style:parent-style-name="Preformatted_20_Text">
      <style:text-properties officeooo:paragraph-rsid="000be2c1"/>
    </style:style>
    <style:style style:name="P7" style:family="paragraph" style:parent-style-name="Preformatted_20_Text">
      <style:text-properties officeooo:rsid="000be2c1" officeooo:paragraph-rsid="000be2c1"/>
    </style:style>
    <style:style style:name="P8" style:family="paragraph" style:parent-style-name="Title">
      <style:paragraph-properties fo:break-before="page"/>
      <style:text-properties officeooo:paragraph-rsid="000ccef9"/>
    </style:style>
    <style:style style:name="T1" style:family="text">
      <style:text-properties officeooo:rsid="000cc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roducing the I’-chart: an improved individuals chart for quality improvement and control</text:p>
      <text:p text:style-name="P4">2025-05-31</text:p>
      <text:h text:style-name="P5" text:outline-level="2">Supplementary materials: <text:span text:style-name="T1">R-code and data sets</text:span></text:h>
      <text:h text:style-name="P3" text:outline-level="3">R-code</text:h>
      <text:p text:style-name="P1">################################################################################</text:p>
      <text:p text:style-name="P1"># This R script constructs the figures for "Introducing the I'-chart:</text:p>
      <text:p text:style-name="P1"># an improved individuals chart" by Anhøj, Taylor, and Mohammed.</text:p>
      <text:p text:style-name="P1">#</text:p>
      <text:p text:style-name="P1"># Plots are created by the qic() function from the qicharts2 package,</text:p>
      <text:p text:style-name="P1"># version &gt;= 0.8.0.</text:p>
      <text:p text:style-name="P1">#</text:p>
      <text:p text:style-name="P1"># 2025-05-29</text:p>
      <text:p text:style-name="P1">################################################################################</text:p>
      <text:p text:style-name="P1"/>
      <text:p text:style-name="P1"># Load qicharts2 package ----</text:p>
      <text:p text:style-name="P1"/>
      <text:p text:style-name="P1">library(qicharts2)</text:p>
      <text:p text:style-name="P1"/>
      <text:p text:style-name="P1"># User defined function ----</text:p>
      <text:p text:style-name="P1"># Function to plot control limits from the I'-chart on top of Shewhart chart</text:p>
      <text:p text:style-name="P1"># x: <text:s text:c="4"/>subgroup</text:p>
      <text:p text:style-name="P1"># y: <text:s text:c="4"/>numerator</text:p>
      <text:p text:style-name="P1"># n: <text:s text:c="4"/>denominator</text:p>
      <text:p text:style-name="P1"># chart: Shewhart chart</text:p>
      <text:p text:style-name="P1"># ...: <text:s text:c="2"/>additional graphical parameters, e.g. titles</text:p>
      <text:p text:style-name="P1"/>
      <text:p text:style-name="P1">compplot &lt;- function(x, y, n = NULL, chart, ...) {</text:p>
      <text:p text:style-name="P1"><text:s text:c="2"/>p1 &lt;- qic(x, y, n, chart = chart, ...) <text:s/># original Shewhart chart</text:p>
      <text:p text:style-name="P1"><text:s text:c="2"/>p2 &lt;- qic(x, y, n, chart = 'ip', ...) <text:s text:c="2"/># I'-chart</text:p>
      <text:p text:style-name="P1"><text:s text:c="2"/></text:p>
      <text:p text:style-name="P1"><text:s text:c="2"/>p1 + <text:s text:c="40"/># original chart</text:p>
      <text:p text:style-name="P1"><text:s text:c="4"/>ggplot2::geom_line(ggplot2::aes(y = lcl), <text:s/># LCL from I'-chart</text:p>
      <text:p text:style-name="P1"><text:s text:c="23"/>data <text:s text:c="2"/>= p2$data,</text:p>
      <text:p text:style-name="P1"><text:s text:c="23"/>linetype = 'dashed',</text:p>
      <text:p text:style-name="P1"><text:s text:c="23"/>colour = 'tomato') + <text:s text:c="3"/># UCL from I'-chart</text:p>
      <text:p text:style-name="P1"><text:s text:c="4"/>ggplot2::geom_line(ggplot2::aes(y = ucl),</text:p>
      <text:p text:style-name="P1"><text:s text:c="23"/>data <text:s text:c="2"/>= p2$data,</text:p>
      <text:p text:style-name="P1"><text:s text:c="23"/>linetype = 'dashed',</text:p>
      <text:p text:style-name="P1"><text:s text:c="23"/>colour = 'tomato')</text:p>
      <text:p text:style-name="P1">}</text:p>
      <text:p text:style-name="P1"/>
      <text:p text:style-name="P1"># Import data ----</text:p>
      <text:p text:style-name="P1"/>
      <text:p text:style-name="P1">## bacteremia data</text:p>
      <text:p text:style-name="P1">bac <text:s text:c="2"/>&lt;- read.csv('bacteremia.csv', </text:p>
      <text:p text:style-name="P1"><text:s text:c="18"/>comment.char = '#',</text:p>
      <text:p text:style-name="P1"><text:s text:c="18"/>colClasses <text:s text:c="2"/>= c('Date',</text:p>
      <text:p text:style-name="P1"><text:s text:c="35"/>'integer',</text:p>
      <text:p text:style-name="P1"><text:s text:c="35"/>'integer',</text:p>
      <text:p text:style-name="P1"><text:s text:c="35"/>'integer',</text:p>
      <text:p text:style-name="P1"><text:s text:c="35"/>'integer'))</text:p>
      <text:p text:style-name="P1"/>
      <text:p text:style-name="P1"/>
      <text:p text:style-name="P1">## diabetes data</text:p>
      <text:p text:style-name="P1">hba1c &lt;- read.csv('diabetes_hba1c.csv', </text:p>
      <text:p text:style-name="P1"><text:s text:c="18"/>comment.char = '#',</text:p>
      <text:p text:style-name="P1"><text:s text:c="18"/>colClasses <text:s text:c="2"/>= c('Date',</text:p>
      <text:p text:style-name="P1"><text:s text:c="35"/>'numeric',</text:p>
      <text:p text:style-name="P1"><text:s text:c="35"/>'integer'))</text:p>
      <text:p text:style-name="P1"/>
      <text:p text:style-name="P1"/>
      <text:p text:style-name="P1"># Figures for main article ----</text:p>
      <text:p text:style-name="P1"/>
      <text:p text:style-name="P1">## Figure 1: I-chart of average HbA1c without denominator.</text:p>
      <text:p text:style-name="P1">qic(month, avg_hba1c,</text:p>
      <text:p text:style-name="P1"><text:s text:c="4"/>data = hba1c,</text:p>
      <text:p text:style-name="P1"><text:soft-page-break/><text:s text:c="4"/>chart = 'i',</text:p>
      <text:p text:style-name="P1"><text:s text:c="4"/>title = "Figure 1: I-chart of average HbA1c without denominator",</text:p>
      <text:p text:style-name="P1"><text:s text:c="4"/>ylab = 'mmol / mol',</text:p>
      <text:p text:style-name="P1"><text:s text:c="4"/>xlab = 'Month')</text:p>
      <text:p text:style-name="P1"/>
      <text:p text:style-name="P1">## Figure 2: I'-chart of average HbA1c with denominator.</text:p>
      <text:p text:style-name="P1">## <text:s text:c="4"/>Multiply numerator by denominator for to keep original scale</text:p>
      <text:p text:style-name="P1">qic(month, avg_hba1c * n, n,</text:p>
      <text:p text:style-name="P1"><text:s text:c="4"/>data <text:s/>= hba1c,</text:p>
      <text:p text:style-name="P1"><text:s text:c="4"/>chart = 'ip',</text:p>
      <text:p text:style-name="P1"><text:s text:c="4"/>title = 'Figure 2: I-chart of average HbA1c with denominator',</text:p>
      <text:p text:style-name="P1"><text:s text:c="4"/>ylab <text:s/>= 'mmol / mol',</text:p>
      <text:p text:style-name="P1"><text:s text:c="4"/>xlab <text:s/>= 'Month')</text:p>
      <text:p text:style-name="P1"/>
      <text:p text:style-name="P1">## Figure 3: P-chart of proportion patients who died of bacteremia.</text:p>
      <text:p text:style-name="P1">compplot(bac$month, bac$deaths, bac$patients,</text:p>
      <text:p text:style-name="P1"><text:s text:c="9"/>chart = 'p',</text:p>
      <text:p text:style-name="P1"><text:s text:c="9"/>title = 'Figure 3: P-chart of proportion patients who died of bacteremia',</text:p>
      <text:p text:style-name="P1"><text:s text:c="9"/>xlab <text:s/>= 'Month')</text:p>
      <text:p text:style-name="P1"/>
      <text:p text:style-name="P1">## Figure 4: P'-chart of proportion patients who died of bacteremia.</text:p>
      <text:p text:style-name="P1">compplot(bac$month, bac$deaths, bac$patients,</text:p>
      <text:p text:style-name="P1"><text:s text:c="9"/>chart = 'pp',</text:p>
      <text:p text:style-name="P1"><text:s text:c="9"/>title = "Figure 4: P'-chart of proportion patients who died of bacteremia",</text:p>
      <text:p text:style-name="P1"><text:s text:c="9"/>xlab <text:s/>= 'Month')</text:p>
      <text:p text:style-name="P1"/>
      <text:p text:style-name="P1">## Figure 5: U'-chart of infection rates.</text:p>
      <text:p text:style-name="P1">compplot(bac$month, bac$ha_infections, bac$risk_days,</text:p>
      <text:p text:style-name="P1"><text:s text:c="9"/>chart <text:s text:c="3"/>= 'up',</text:p>
      <text:p text:style-name="P1"><text:s text:c="9"/>multiply = 10000,</text:p>
      <text:p text:style-name="P1"><text:s text:c="9"/>title <text:s text:c="3"/>= "Figure 5: U'-chart of infection rates",</text:p>
      <text:p text:style-name="P1"><text:s text:c="9"/>ylab <text:s text:c="4"/>= 'Infections per 10,000 risk days',</text:p>
      <text:p text:style-name="P1"><text:s text:c="9"/>xlab <text:s text:c="4"/>= 'Month')</text:p>
      <text:p text:style-name="P1"/>
      <text:p text:style-name="P1"># Figures for appendix ----</text:p>
      <text:p text:style-name="P1"/>
      <text:p text:style-name="P1">## Figure 6: I-chart from random data from a normal distribution, no denominator</text:p>
      <text:p text:style-name="P1">set.seed(1) <text:s text:c="18"/># fixate random number generator</text:p>
      <text:p text:style-name="P1">x &lt;- 1:24 <text:s text:c="20"/># subgroup</text:p>
      <text:p text:style-name="P1">y &lt;- rnorm(24, 20, 3) <text:s text:c="8"/># numerator</text:p>
      <text:p text:style-name="P1">n &lt;- runif(24, 80, 120) <text:s text:c="6"/># denominator</text:p>
      <text:p text:style-name="P1"/>
      <text:p text:style-name="P1">compplot(x, y, </text:p>
      <text:p text:style-name="P1"><text:s text:c="9"/>chart = 'i', </text:p>
      <text:p text:style-name="P1"><text:s text:c="9"/>title = "Figure 6: I-chart from random normal data without denominator")</text:p>
      <text:p text:style-name="P1"/>
      <text:p text:style-name="P1">## Figure 7: I-chart from random, normal data with denominator</text:p>
      <text:p text:style-name="P1">compplot(x, y * n, n, </text:p>
      <text:p text:style-name="P1"><text:s text:c="9"/>chart = 'i',</text:p>
      <text:p text:style-name="P1"><text:s text:c="9"/>title = "Figure 7: I'-chart with denominator")</text:p>
      <text:p text:style-name="P1"/>
      <text:p text:style-name="P1">## Figure 8: Xbar-chart from random normal data</text:p>
      <text:p text:style-name="P1">set.seed(1)</text:p>
      <text:p text:style-name="P1">x &lt;- rep(1:24, round(runif(24, 10, 20)))</text:p>
      <text:p text:style-name="P1">y &lt;- rnorm(length(x), 9)</text:p>
      <text:p text:style-name="P1">compplot(x, y, </text:p>
      <text:p text:style-name="P1"><text:s text:c="9"/>chart = 'xbar',</text:p>
      <text:p text:style-name="P1"><text:s text:c="9"/>title = "Figure 8: Xbar-chart from random normal data")</text:p>
      <text:p text:style-name="P1"/>
      <text:p text:style-name="P1">## Figure 9: Xbar-chart, different random seed</text:p>
      <text:p text:style-name="P1">set.seed(6)</text:p>
      <text:p text:style-name="P1"><text:soft-page-break/>x &lt;- rep(1:24, round(runif(24, 10, 20)))</text:p>
      <text:p text:style-name="P1">y &lt;- rnorm(length(x), 9)</text:p>
      <text:p text:style-name="P1">compplot(x, y, </text:p>
      <text:p text:style-name="P1"><text:s text:c="9"/>chart = 'xbar', </text:p>
      <text:p text:style-name="P1"><text:s text:c="9"/>title = "Figure 9: Xbar-chart")</text:p>
      <text:p text:style-name="P1"/>
      <text:p text:style-name="P1">## Figure 10: Xbar-chart, different random seed</text:p>
      <text:p text:style-name="P1">set.seed(8)</text:p>
      <text:p text:style-name="P1">x &lt;- rep(1:24, round(runif(24, 10, 20)))</text:p>
      <text:p text:style-name="P1">y &lt;- rnorm(length(x), 9)</text:p>
      <text:p text:style-name="P1">compplot(x, y, </text:p>
      <text:p text:style-name="P1"><text:s text:c="9"/>chart = 'xbar', </text:p>
      <text:p text:style-name="P1"><text:s text:c="9"/>title = "Figure 10: Xbar-chart")</text:p>
      <text:p text:style-name="P1"/>
      <text:p text:style-name="P1">## Figure 11: P-chart of random binomial data</text:p>
      <text:p text:style-name="P1">set.seed(1)</text:p>
      <text:p text:style-name="P1">x &lt;- 1:24</text:p>
      <text:p text:style-name="P1">n &lt;- round(runif(24, 100, 120))</text:p>
      <text:p text:style-name="P1">y &lt;- rbinom(24, n, 0.1)</text:p>
      <text:p text:style-name="P1">compplot(x, y, n, </text:p>
      <text:p text:style-name="P1"><text:s text:c="9"/>chart = 'p',</text:p>
      <text:p text:style-name="P1"><text:s text:c="9"/>title = "Figure 11: P-chart of random binomial data")</text:p>
      <text:p text:style-name="P1"/>
      <text:p text:style-name="P1">## Figure 12: P'-chart</text:p>
      <text:p text:style-name="P1">compplot(x, y, n, </text:p>
      <text:p text:style-name="P1"><text:s text:c="9"/>chart = 'pp',</text:p>
      <text:p text:style-name="P1"><text:s text:c="9"/>title = "Figure 12: P'-chart of random binomial data")</text:p>
      <text:p text:style-name="P1"/>
      <text:p text:style-name="P1">## Figure 13: U-chart from random Poisson data</text:p>
      <text:p text:style-name="P1">set.seed(2)</text:p>
      <text:p text:style-name="P1">x &lt;- 1:24</text:p>
      <text:p text:style-name="P1">n &lt;- (runif(24, 90, 110))</text:p>
      <text:p text:style-name="P1">y &lt;- rpois(24, 25)</text:p>
      <text:p text:style-name="P1">compplot(x, y, n, </text:p>
      <text:p text:style-name="P1"><text:s text:c="9"/>chart = 'u', </text:p>
      <text:p text:style-name="P1"><text:s text:c="9"/>title = "Figure 13: U-chart from random Poisson data")</text:p>
      <text:p text:style-name="P1"/>
      <text:p text:style-name="P1">## Figure 14: U'-chart</text:p>
      <text:p text:style-name="P1">compplot(x, y, n, </text:p>
      <text:p text:style-name="P1"><text:s text:c="9"/>chart = 'up', </text:p>
      <text:p text:style-name="P1"><text:s text:c="9"/>title = "Figure 14: U-chart from random Poisson data")</text:p>
      <text:p text:style-name="P2"/>
      <text:h text:style-name="P3" text:outline-level="3">Bacteremia data</text:h>
      <text:p text:style-name="P2">bacteremia.csv</text:p>
      <text:p text:style-name="P2"/>
      <text:p text:style-name="P1"># Bacteremia</text:p>
      <text:p text:style-name="P1"># </text:p>
      <text:p text:style-name="P1"># Hospital acquired and all cause bacteremias and 30 days mortality</text:p>
      <text:p text:style-name="P1"># </text:p>
      <text:p text:style-name="P1"># Variables:</text:p>
      <text:p text:style-name="P1"># <text:s text:c="2"/>month (date): month of infection</text:p>
      <text:p text:style-name="P1"># <text:s text:c="2"/>ha_infections (numeric): number of hospital acquired infections</text:p>
      <text:p text:style-name="P1"># <text:s text:c="2"/>risk_days (numeric): number of patient days without infection</text:p>
      <text:p text:style-name="P1"># <text:s text:c="2"/>deaths (numeric): 30-day mortality after all-cause infection</text:p>
      <text:p text:style-name="P1"># <text:s text:c="2"/>patients (numeric): number of patients with all-cause infection</text:p>
      <text:p text:style-name="P1"/>
      <text:p text:style-name="P1">month,ha_infections,risk_days,deaths,patients</text:p>
      <text:p text:style-name="P1">2017-01-01,24,32421,23,100</text:p>
      <text:p text:style-name="P1">2017-02-01,29,29349,22,105</text:p>
      <text:p text:style-name="P1">2017-03-01,26,32981,13,99</text:p>
      <text:p text:style-name="P1">2017-04-01,16,29588,14,85</text:p>
      <text:p text:style-name="P1">2017-05-01,28,30856,17,98</text:p>
      <text:p text:style-name="P1">2017-06-01,16,30544,15,85</text:p>
      <text:p text:style-name="P1">2017-07-01,14,26482,15,89</text:p>
      <text:p text:style-name="P1">2017-08-01,18,27637,25,99</text:p>
      <text:p text:style-name="P1">2017-09-01,27,30495,21,103</text:p>
      <text:p text:style-name="P1">2017-10-01,30,30600,24,86</text:p>
      <text:p text:style-name="P1">2017-11-01,28,31770,23,110</text:p>
      <text:p text:style-name="P1">2017-12-01,24,31679,26,98</text:p>
      <text:p text:style-name="P1">2018-01-01,16,32720,18,93</text:p>
      <text:p text:style-name="P1">2018-02-01,25,29698,23,96</text:p>
      <text:p text:style-name="P1">2018-03-01,20,32118,24,115</text:p>
      <text:p text:style-name="P1">2018-04-01,25,30212,25,102</text:p>
      <text:p text:style-name="P1">2018-05-01,22,31612,15,94</text:p>
      <text:p text:style-name="P1">2018-06-01,28,30514,21,94</text:p>
      <text:p text:style-name="P1">2018-07-01,23,26362,26,94</text:p>
      <text:p text:style-name="P1">2018-08-01,23,28131,16,97</text:p>
      <text:p text:style-name="P1">2018-09-01,17,29071,25,114</text:p>
      <text:p text:style-name="P1">2018-10-01,22,28481,22,108</text:p>
      <text:p text:style-name="P1">2018-11-01,21,29223,24,102</text:p>
      <text:p text:style-name="P1">2018-12-01,22,28611,18,104</text:p>
      <text:p text:style-name="P1"/>
      <text:h text:style-name="P3" text:outline-level="3">Diabetes data</text:h>
      <text:p text:style-name="P2">diabetes_hba1.csv</text:p>
      <text:p text:style-name="P1"/>
      <text:p text:style-name="P1"># Diabetes HbA1c</text:p>
      <text:p text:style-name="P1"># </text:p>
      <text:p text:style-name="P1"># HbA1c measurements in children with diabetes</text:p>
      <text:p text:style-name="P1"># </text:p>
      <text:p text:style-name="P1"># Variables:</text:p>
      <text:p text:style-name="P1"># <text:s text:c="2"/>month (date): month of measurements</text:p>
      <text:p text:style-name="P1"># <text:s text:c="2"/>avg_hba1c (numeric): average of HbA1c measurements</text:p>
      <text:p text:style-name="P1"># <text:s text:c="2"/>n (integer): number of patients who visited the clinic</text:p>
      <text:p text:style-name="P1"/>
      <text:p text:style-name="P1">month,avg_hba1c,n</text:p>
      <text:p text:style-name="P1">2019-03-01,59.3224299065421,214</text:p>
      <text:p text:style-name="P1">2019-04-01,60.2413793103448,203</text:p>
      <text:p text:style-name="P1">2019-05-01,58.0660377358491,212</text:p>
      <text:p text:style-name="P1">2019-06-01,60.4243697478992,238</text:p>
      <text:p text:style-name="P1">2019-07-01,62.375,96</text:p>
      <text:p text:style-name="P1">2019-08-01,59.3145161290323,248</text:p>
      <text:p text:style-name="P1">2019-09-01,60.5555555555556,234</text:p>
      <text:p text:style-name="P1">2019-10-01,60.2916666666667,168</text:p>
      <text:p text:style-name="P1">2019-11-01,59.64948453608249,194</text:p>
      <text:p text:style-name="P1">2019-12-01,61.787610619469,226</text:p>
      <text:p text:style-name="P1">2020-01-01,60.509345794392495,214</text:p>
      <text:p text:style-name="P1">2020-02-01,61.6338028169014,213</text:p>
      <text:p text:style-name="P1">2020-03-01,62.9411764705882,119</text:p>
      <text:p text:style-name="P1">2020-04-01,67.9433962264151,53</text:p>
      <text:p text:style-name="P1">2020-05-01,61.7228260869565,184</text:p>
      <text:p text:style-name="P1">2020-06-01,59.9336099585062,241</text:p>
      <text:p text:style-name="P1">2020-07-01,61.8924731182796,93</text:p>
      <text:p text:style-name="P1">2020-08-01,60.9718309859155,213</text:p>
      <text:p text:style-name="P1">2020-09-01,59.8308270676692,266</text:p>
      <text:p text:style-name="P1">2020-10-01,63.6210526315789,190</text:p>
      <text:p text:style-name="P1">2020-11-01,62.6944444444444,216</text:p>
      <text:p text:style-name="P1">2020-12-01,61.3771428571429,175</text:p>
      <text:p text:style-name="P1">2021-01-01,62.9421487603306,121</text:p>
      <text:p text:style-name="P1">2021-02-01,60.7837837837838,148</text:p>
      <text:p text:style-name="P1">2021-03-01,60.2622950819672,244</text:p>
      <text:p text:style-name="P1">2021-04-01,58.8126373626374,182</text:p>
      <text:p text:style-name="P1">2021-05-01,58.0365296803653,219</text:p>
      <text:p text:style-name="P1">2021-06-01,58.8779342723005,213</text:p>
      <text:p text:style-name="P1">2021-07-01,63.8114285714286,70</text:p>
      <text:p text:style-name="P1">2021-08-01,59.2290502793296,179</text:p>
      <text:p text:style-name="P1">2021-09-01,57.6964285714286,224</text:p>
      <text:p text:style-name="P1">2021-10-01,61.4228855721393,201</text:p>
      <text:p text:style-name="P1">2021-11-01,62.8888888888889,99</text:p>
      <text:p text:style-name="P1">2021-12-01,59.9,120</text:p>
      <text:p text:style-name="P1">2022-01-01,60.8309090909091,165</text:p>
      <text:p text:style-name="P1">2022-02-01,60.0243902439024,164</text:p>
      <text:p text:style-name="P1">2022-03-01,57.78947368421049,171</text:p>
      <text:p text:style-name="P1">2022-04-01,59.073333333333295,150</text:p>
      <text:p text:style-name="P1">2022-05-01,60.5357142857143,168</text:p>
      <text:p text:style-name="P1">2022-06-01,60.4601226993865,163</text:p>
      <text:p text:style-name="P1">2022-07-01,57.9603603603604,111</text:p>
      <text:p text:style-name="P1">2022-08-01,59.26315789473681,190</text:p>
      <text:p text:style-name="P1">2022-09-01,57.895287958115205,191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Text_20_body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fals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text-transform="uppercase" fo:color="#0f4761" loext:opacity="100%" style:font-name="Aptos Display" fo:font-family="'Aptos Display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9:00:50.105809014</meta:creation-date>
    <dc:date>2025-05-31T14:39:57.151780046</dc:date>
    <meta:editing-duration>PT8M3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233" meta:word-count="855" meta:character-count="7881" meta:non-whitespace-character-count="6339"/>
  </office:meta>
</office:document-meta>
</file>